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ize="10pt" style:font-size-asian="10.5pt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Text_20_body">
      <style:text-properties fo:font-style="italic" style:font-style-asian="italic" style:font-style-complex="italic"/>
    </style:style>
    <style:style style:name="P9" style:family="paragraph" style:parent-style-name="Text_20_body">
      <style:text-properties fo:color="#ff0000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font-size="10pt" style:font-size-asian="10.5pt"/>
    </style:style>
    <style:style style:name="P12" style:family="paragraph" style:parent-style-name="Footnote">
      <style:paragraph-properties fo:margin-left="0in" fo:margin-right="0in" fo:text-indent="0in" style:auto-text-indent="false"/>
    </style:style>
    <style:style style:name="P13" style:family="paragraph" style:parent-style-name="source_5f_code">
      <style:paragraph-properties fo:margin-left="0.4925in" fo:margin-right="0in" fo:text-indent="0in" style:auto-text-indent="false"/>
    </style:style>
    <style:style style:name="P14" style:family="paragraph" style:parent-style-name="source_5f_code">
      <style:text-properties fo:color="#ff0000" fo:font-weight="bold" style:font-weight-asian="bold" style:font-weight-complex="bold"/>
    </style:style>
    <style:style style:name="P15" style:family="paragraph" style:parent-style-name="Standard" style:list-style-name="L26"/>
    <style:style style:name="P16" style:family="paragraph" style:parent-style-name="Text_20_body" style:list-style-name="L1"/>
    <style:style style:name="P17" style:family="paragraph" style:parent-style-name="Text_20_body" style:list-style-name="L2">
      <style:text-properties fo:font-size="9pt" style:font-size-asian="9pt" style:font-size-complex="9pt"/>
    </style:style>
    <style:style style:name="P18" style:family="paragraph" style:parent-style-name="Text_20_body" style:list-style-name="L3">
      <style:text-properties fo:font-size="8pt" style:font-size-asian="8pt" style:font-size-complex="8pt"/>
    </style:style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1"/>
    <style:style style:name="P23" style:family="paragraph" style:parent-style-name="Text_20_body" style:list-style-name="L17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3">
      <style:text-properties fo:font-style="normal" style:font-style-asian="normal" style:font-style-complex="normal"/>
    </style:style>
    <style:style style:name="P38" style:family="paragraph" style:parent-style-name="Text_20_body" style:list-style-name="L34"/>
    <style:style style:name="P39" style:family="paragraph" style:parent-style-name="Text_20_body" style:list-style-name=""/>
    <style:style style:name="P40" style:family="paragraph" style:parent-style-name="Text_20_body" style:list-style-name="L35"/>
    <style:style style:name="P41" style:family="paragraph" style:parent-style-name="Text_20_body" style:list-style-name="L36"/>
    <style:style style:name="P42" style:family="paragraph" style:parent-style-name="Heading_20_3">
      <style:paragraph-properties fo:break-before="page"/>
    </style:style>
    <style:style style:name="P43" style:family="paragraph" style:parent-style-name="naslov_5f_podnaslov" style:list-style-name=""/>
    <style:style style:name="P44" style:family="paragraph" style:parent-style-name="Heading_20_2" style:list-style-name=""/>
    <style:style style:name="P45" style:family="paragraph" style:parent-style-name="Heading_20_2">
      <style:paragraph-properties fo:break-before="page"/>
    </style:style>
    <style:style style:name="P46" style:family="paragraph" style:parent-style-name="Heading_20_4">
      <style:paragraph-properties fo:break-before="page"/>
    </style:style>
    <style:style style:name="P47" style:family="paragraph" style:parent-style-name="stavke" style:list-style-name="L4"/>
    <style:style style:name="P48" style:family="paragraph" style:parent-style-name="stavke" style:list-style-name="L5"/>
    <style:style style:name="P49" style:family="paragraph" style:parent-style-name="stavke" style:list-style-name="L6"/>
    <style:style style:name="P50" style:family="paragraph" style:parent-style-name="stavke" style:list-style-name="L10"/>
    <style:style style:name="P51" style:family="paragraph" style:parent-style-name="stavke" style:list-style-name="L12"/>
    <style:style style:name="P52" style:family="paragraph" style:parent-style-name="stavke" style:list-style-name="L13"/>
    <style:style style:name="P53" style:family="paragraph" style:parent-style-name="stavke" style:list-style-name="L14"/>
    <style:style style:name="P54" style:family="paragraph" style:parent-style-name="stavke" style:list-style-name="L15"/>
    <style:style style:name="P55" style:family="paragraph" style:parent-style-name="stavke" style:list-style-name="L16"/>
    <style:style style:name="P56" style:family="paragraph" style:parent-style-name="stavke" style:list-style-name="L18"/>
    <style:style style:name="P57" style:family="paragraph" style:parent-style-name="stavke" style:list-style-name="L19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size-asian="10.5pt"/>
    </style:style>
    <style:style style:name="T4" style:family="text">
      <style:text-properties style:text-position="super 58%" fo:background-color="transparent" style:font-size-asian="10.5pt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4700b8" fo:font-weight="bold" style:font-weight-asian="bold" style:font-weight-complex="bold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ae00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12.03.2011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RM - Računarske mreže</text:h>
      <text:p text:style-name="P2"/>
      <text:h text:style-name="naslov_5f_podnaslov" text:outline-level="1">Case study</text:h>
      <text:h text:style-name="P43" text:outline-level="1">LAN računarska mreža</text:h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0.0.1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</table:table>
      <text:p text:style-name="Standard"><text:span text:style-name="Citation"><text:span text:style-name="T17"/></text:span></text:p>
      <text:h text:style-name="P44" text:outline-level="2"><text:soft-page-break/></text:h>
      <text:h text:style-name="P45" text:outline-level="2">9. Reference</text:h>
      <text:list xml:id="list1625083309" text:style-name="L33">
        <text:list-item>
          <text:p text:style-name="P37">[fit_fernala] Seminarski rad iz UBP-a “Farma krava” , <text:s/>Student: Fernala Sejmen-Banjac, 2517 DL </text:p>
        </text:list-item>
        <text:list-item>
          <text:p text:style-name="P37">[bout_r_1] http://redmine.bring.out.ba/boards/8/topics/4342 </text:p>
        </text:list-item>
        <text:list-item>
          <text:p text:style-name="P36"><text:span text:style-name="Citation"><text:span text:style-name="T17">[comp_anal] www.ischool.drexel.edu/faculty/song/publications/p_Jcse-erd.PDF</text:span></text:span></text:p>
        </text:list-item>
        <text:list-item>
          <text:p text:style-name="P37">[erviz] http://www.ab.auone-net.jp/~simply/en/index.html </text:p>
        </text:list-item>
        <text:list-item>
          <text:p text:style-name="P37">[ermaster] http://ermaster.sourceforge.net</text:p>
        </text:list-item>
        <text:list-item>
          <text:p text:style-name="P36"><text:span text:style-name="Citation"><text:span text:style-name="T17">[ermodel] https://github.com/hernad/FIT_UBP/blob/master/seminarski/pos_ubp.pdf?raw=true</text:span></text:span></text:p>
        </text:list-item>
        <text:list-item>
          <text:p text:style-name="P36"><text:span text:style-name="Citation"><text:span text:style-name="T17">[javascript] “Beginning JavaScript with DOM Scripting and Ajax”, izdavač Apress 2006, autor Christian Heilmann</text:span></text:span></text:p>
        </text:list-item>
        <text:list-item>
          <text:p text:style-name="P36"><text:span text:style-name="Citation"><text:span text:style-name="T17">[knowhow] Knowhow ERP opensource projekat http://redmine.bring.out.ba/projects/knowhow/wiki</text:span></text:span></text:p>
        </text:list-item>
        <text:list-item>
          <text:p text:style-name="P36"><text:span text:style-name="Citation"><text:span text:style-name="T17">[python] “The Quick Python Book”, second edition, izdavač Manning 2010, autor Vernon L. Ceder</text:span></text:span></text:p>
        </text:list-item>
        <text:list-item>
          <text:p text:style-name="P37">[sqlite] "The Definitive Guide to SQLite", izdavač Apress book 2006, autor Michael Owens </text:p>
        </text:list-item>
      </text:list>
      <text:h text:style-name="Heading_20_2" text:outline-level="2">10. Radno okruženje</text:h>
      <text:list xml:id="list1516227483" text:style-name="L34">
        <text:list-item>
          <text:p text:style-name="P38">Radna stanica OS: Ubuntu desktop 10.04</text:p>
        </text:list-item>
        <text:list-item>
          <text:p text:style-name="P38">Aplikacije:</text:p>
          <text:list>
            <text:list-item>
              <text:p text:style-name="P38">inkscape 0.47</text:p>
            </text:list-item>
            <text:list-item>
              <text:p text:style-name="P38">Libreoffice 3.3.0</text:p>
            </text:list-item>
            <text:list-item>
              <text:p text:style-name="P38">vi editor</text:p>
            </text:list-item>
          </text:list>
        </text:list-item>
        <text:list-item>
          <text:p text:style-name="P38">ruby 1.8.7 sa irb utility-jem</text:p>
        </text:list-item>
        <text:list-item>
          <text:p text:style-name="P38">python 2.6.5</text:p>
        </text:list-item>
      </text:list>
      <text:h text:style-name="Heading_20_2" text:outline-level="2">11. artifakti na github.com</text:h>
      <text:p text:style-name="Text_20_body"><text:span text:style-name="Citation"><text:span text:style-name="T17">Na lokaciji nalaze se svi artifakti ovog rada: </text:span></text:span><text:a xlink:type="simple" xlink:href="https://github.com/hernad/FIT_RM/tree/master/"><text:span text:style-name="Citation">https://github.com/hernad/FIT_RM/tree/master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1-03-12T12:27:22</dc:date>
    <dc:creator>bringout </dc:creator>
    <meta:editing-duration>P4DT4H10M42S</meta:editing-duration>
    <meta:editing-cycles>72</meta:editing-cycles>
    <meta:generator>LibreOffice/3.3$Unix LibreOffice_project/330m19$Build-8</meta:generator>
    <meta:printed-by>bringout </meta:printed-by>
    <meta:print-date>2011-03-05T15:27:01</meta:print-date>
    <meta:document-statistic meta:table-count="1" meta:image-count="0" meta:object-count="0" meta:page-count="3" meta:paragraph-count="30" meta:word-count="155" meta:character-count="1298"/>
  </office:meta>
</office:document-meta>
</file>